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абор инструмента FavorCool RT8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0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office:value-type="string" calcext:value-type="string">
            <text:p>666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30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02:12:03.8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1-25T02:12:53.277000000</dc:date>
    <meta:editing-duration>P10DT5H36M14S</meta:editing-duration>
    <meta:editing-cycles>4099</meta:editing-cycles>
    <meta:document-statistic meta:table-count="1" meta:cell-count="728" meta:object-count="0"/>
    <meta:user-defined meta:name="qrichtext">1</meta:user-defined>
  </office:meta>
</office:document-meta>
</file>